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ntonio1" svg:font-family="Antonio"/>
    <style:font-face style:name="Arial3" svg:font-family="Arial"/>
    <style:font-face style:name="Calibri2" svg:font-family="Calibri"/>
    <style:font-face style:name="Calibri Light1" svg:font-family="'Calibri Light'"/>
    <style:font-face style:name="EmojiOne Color" svg:font-family="'EmojiOne Color'"/>
    <style:font-face style:name="EmojiOne Color2" svg:font-family="'EmojiOne Color'" style:font-adornments="Regular"/>
    <style:font-face style:name="Calibri" svg:font-family="Calibri" style:font-family-generic="swiss"/>
    <style:font-face style:name="Antonio" svg:font-family="Antonio" style:font-pitch="variable"/>
    <style:font-face style:name="Arial2" svg:font-family="Arial" style:font-pitch="variable"/>
    <style:font-face style:name="Calibri3" svg:font-family="Calibri" style:font-pitch="variable"/>
    <style:font-face style:name="Calibri Light" svg:font-family="'Calibri Light'" style:font-pitch="variable"/>
    <style:font-face style:name="EmojiOne Color1" svg:font-family="'EmojiOne Color'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159cm" svg:stroke-color="#2a6099" draw:marker-start-width="0.438cm" draw:marker-end-width="0.438cm" draw:fill="none" draw:fill-color="#c5000b" draw:textarea-vertical-align="top" draw:auto-grow-height="true" fo:min-height="0cm" fo:min-width="0cm" fo:padding-top="0.19cm" fo:padding-bottom="0.19cm" fo:padding-left="0.315cm" fo:padding-right="0.315cm" fo:wrap-option="no-wrap"/>
      <style:paragraph-properties style:writing-mode="lr-tb"/>
    </style:style>
    <style:style style:name="gr2" style:family="graphic" style:parent-style-name="standard" style:list-style-name="L2">
      <style:graphic-properties draw:stroke="dash" draw:stroke-dash="Line_20_with_20_Fine_20_Dots" svg:stroke-width="0.106cm" svg:stroke-color="#2a6099" draw:marker-start="" draw:marker-start-width="0.359cm" draw:marker-end-width="0.359cm" draw:stroke-linejoin="none" draw:fill="none" draw:fill-color="#cfe7f5" draw:textarea-vertical-align="top" draw:auto-grow-height="true" fo:min-height="0cm" fo:min-width="0cm" fo:padding-top="0.178cm" fo:padding-bottom="0.178cm" fo:padding-left="0.303cm" fo:padding-right="0.303cm" fo:wrap-option="no-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svg:stroke-color="#ff420e" draw:fill="none" draw:fill-color="#cfe7f5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svg:stroke-color="#ff420e" draw:fill="none" draw:fill-color="#cfe7f5" draw:textarea-vertical-align="middle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18cm" svg:stroke-color="#2a6099" draw:stroke-linejoin="miter" draw:fill="solid" draw:fill-color="#ff420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18cm" svg:stroke-color="#ff420e" draw:stroke-linejoin="miter" draw:fill="solid" draw:fill-color="#2a60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ff420e" draw:fill="none" draw:fill-color="#cfe7f5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.018cm" svg:stroke-color="#2a6099" draw:stroke-linejoin="miter" draw:fill="solid" draw:fill-color="#2a609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svg:stroke-color="#ff420e" draw:fill="none" draw:fill-color="#cfe7f5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svg:stroke-color="#ff420e" draw:fill="none" draw:fill-color="#cfe7f5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2a6099" draw:stroke-linejoin="miter" draw:fill="solid" draw:fill-color="#5983b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2a6099" draw:stroke-linejoin="miter" draw:fill="none" draw:fill-color="#cfe7f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2a6099" draw:stroke-linejoin="miter" draw:fill="solid" draw:fill-color="#2a6099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svg:stroke-color="#ff420e" draw:fill="none" draw:fill-color="#cfe7f5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svg:stroke-color="#ff420e" draw:fill="none" draw:fill-color="#cfe7f5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svg:stroke-color="#ff420e" draw:fill="none" draw:fill-color="#cfe7f5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2a6099" draw:stroke-linejoin="miter" draw:fill="solid" draw:fill-color="#5983b0" draw:textarea-vertical-align="middle" draw:auto-grow-height="false" fo:min-height="0.01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2a6099" draw:stroke-linejoin="miter" draw:fill="none" draw:fill-color="#cfe7f5" draw:textarea-vertical-align="middle" draw:auto-grow-height="false" fo:min-height="0.016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svg:stroke-color="#ff420e" draw:fill="none" draw:fill-color="#cfe7f5" draw:textarea-vertical-align="top" draw:auto-grow-heigh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18cm" svg:stroke-color="#2a6099" draw:stroke-linejoin="miter" draw:fill="none" draw:fill-color="#cfe7f5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svg:stroke-color="#ff420e" draw:fill="none" draw:fill-color="#cfe7f5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ff420e" draw:fill="none" draw:fill-color="#cfe7f5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2a6099" draw:marker-start-width="0.411cm" draw:marker-end-width="0.411cm" draw:stroke-linejoin="miter" draw:fill="none" draw:fill-color="#cfe7f5" draw:textarea-horizontal-align="center" draw:textarea-vertical-align="middle" draw:auto-grow-height="false" fo:padding-top="0.195cm" fo:padding-bottom="0.195cm" fo:padding-left="0.32cm" fo:padding-right="0.32cm" fo:wrap-option="wrap"/>
    </style:style>
    <style:style style:name="gr29" style:family="graphic" style:parent-style-name="standard" style:list-style-name="L2">
      <style:graphic-properties draw:stroke="solid" svg:stroke-width="0.159cm" svg:stroke-color="#2a6099" draw:marker-start-width="0.438cm" draw:marker-end-width="0.438cm" draw:fill="none" draw:fill-color="#c5000b" draw:textarea-vertical-align="top" draw:auto-grow-height="true" fo:min-height="0cm" fo:min-width="0cm" fo:padding-top="0.19cm" fo:padding-bottom="0.19cm" fo:padding-left="0.315cm" fo:padding-right="0.31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2a6099" draw:stroke-linejoin="miter" draw:fill="solid" draw:fill-color="#5983b0" draw:textarea-vertical-align="middle" draw:auto-grow-height="false" fo:min-height="0.05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2a6099" draw:stroke-linejoin="miter" draw:fill="solid" draw:fill-color="#ffffff" draw:textarea-vertical-align="middle" draw:auto-grow-height="false" fo:min-height="0.05cm" fo:min-width="0cm" fo:padding-top="0.125cm" fo:padding-bottom="0.125cm" fo:padding-left="0.25cm" fo:padding-right="0.25cm" fo:wrap-option="wrap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" style:family="paragraph">
      <loext:graphic-properties draw:fill="none" draw:fill-color="#c5000b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cfe7f5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text-shadow="1pt 1pt" fo:font-weight="normal" style:font-weight-asian="normal" style:font-weight-complex="normal" fo:hyphenate="false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000000" fo:font-size="12pt" style:font-size-asian="12pt" style:font-size-complex="12pt" fo:hyphenate="false"/>
    </style:style>
    <style:style style:name="P7" style:family="paragraph">
      <loext:graphic-properties draw:fill="none" draw:fill-color="#cfe7f5"/>
      <style:paragraph-properties style:font-independent-line-spacing="true"/>
      <style:text-properties fo:color="#000000" fo:font-size="18pt"/>
    </style:style>
    <style:style style:name="P8" style:family="paragraph">
      <loext:graphic-properties draw:fill="none"/>
      <style:paragraph-properties style:font-independent-line-spacing="true"/>
      <style:text-properties fo:color="#000000" fo:font-size="12pt" style:font-size-asian="12pt" style:font-size-complex="12pt"/>
    </style:style>
    <style:style style:name="P9" style:family="paragraph">
      <loext:graphic-properties draw:fill="solid" draw:fill-color="#ff420e"/>
      <style:paragraph-properties fo:text-align="center"/>
      <style:text-properties fo:font-size="18pt"/>
    </style:style>
    <style:style style:name="P10" style:family="paragraph">
      <loext:graphic-properties draw:fill="solid" draw:fill-color="#2a6099"/>
      <style:paragraph-properties style:font-independent-line-spacing="true"/>
      <style:text-properties fo:font-size="18pt"/>
    </style:style>
    <style:style style:name="P11" style:family="paragraph">
      <loext:graphic-properties draw:fill="none"/>
      <style:paragraph-properties style:font-independent-line-spacing="true"/>
      <style:text-properties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style:font-independent-line-spacing="true"/>
      <style:text-properties fo:font-size="18pt"/>
    </style:style>
    <style:style style:name="P14" style:family="paragraph">
      <style:paragraph-properties fo:margin-left="0.953cm" fo:margin-right="0cm" fo:margin-top="0.127cm" fo:margin-bottom="0cm" fo:line-height="100%" fo:text-align="start" fo:text-indent="-0.952cm" style:punctuation-wrap="hanging" style:writing-mode="lr-tb"/>
      <style:text-properties fo:hyphenate="false"/>
    </style:style>
    <style:style style:name="P15" style:family="paragraph">
      <style:paragraph-properties fo:margin-left="0.953cm" fo:margin-right="0cm" fo:margin-top="0.127cm" fo:margin-bottom="0cm" fo:line-height="150%" fo:text-align="start" fo:text-indent="-0.952cm" style:punctuation-wrap="hanging" style:writing-mode="lr-tb"/>
      <style:text-properties fo:hyphenate="false"/>
    </style:style>
    <style:style style:name="P16" style:family="paragraph">
      <loext:graphic-properties draw:fill="none" draw:fill-color="#cfe7f5"/>
      <style:paragraph-properties fo:margin-left="0.953cm" fo:margin-right="0cm" fo:margin-top="0.127cm" fo:margin-bottom="0cm" fo:line-height="150%" fo:text-align="start" fo:text-indent="-0.952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5983b0"/>
      <style:paragraph-properties style:font-independent-line-spacing="true"/>
      <style:text-properties fo:font-size="18pt"/>
    </style:style>
    <style:style style:name="P18" style:family="paragraph">
      <loext:graphic-properties draw:fill="none" draw:fill-color="#cfe7f5"/>
      <style:paragraph-properties style:font-independent-line-spacing="true"/>
      <style:text-properties fo:font-size="18pt"/>
    </style:style>
    <style:style style:name="P19" style:family="paragraph">
      <loext:graphic-properties draw:fill="solid" draw:fill-color="#2a6099"/>
      <style:paragraph-properties fo:text-align="center"/>
      <style:text-properties fo:font-size="18pt"/>
    </style:style>
    <style:style style:name="P20" style:family="paragraph">
      <loext:graphic-properties draw:fill="none" draw:fill-color="#cfe7f5"/>
      <style:paragraph-properties fo:margin-left="0.953cm" fo:margin-right="0cm" fo:margin-top="0.127cm" fo:margin-bottom="0cm" fo:line-height="100%" fo:text-align="start" fo:text-indent="-0.952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cfe7f5"/>
      <style:paragraph-properties fo:text-align="center"/>
      <style:text-properties fo:font-size="18pt"/>
    </style:style>
    <style:style style:name="P22" style:family="paragraph">
      <loext:graphic-properties draw:fill="none" draw:fill-color="#cfe7f5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23" style:family="paragraph">
      <loext:graphic-properties draw:fill="none" draw:fill-color="#c5000b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4pt" style:font-size-asian="20pt" style:font-size-complex="20pt" fo:hyphenate="false"/>
    </style:style>
    <style:style style:name="P24" style:family="paragraph">
      <loext:graphic-properties draw:fill="solid" draw:fill-color="#ffffff"/>
      <style:paragraph-properties style:font-independent-line-spacing="true"/>
      <style:text-properties fo:font-size="18pt"/>
    </style:style>
    <style:style style:name="P25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font-name="Antonio1" fo:font-size="16pt" fo:letter-spacing="normal" fo:font-style="normal" style:text-underline-style="none" fo:font-weight="normal" style:font-name-asian="Antonio1" style:font-size-asian="16pt" style:font-style-asian="normal" style:font-weight-asian="normal" style:font-name-complex="Antonio1" style:font-size-complex="16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ntonio1" fo:font-size="20pt" fo:letter-spacing="normal" fo:font-style="normal" fo:text-shadow="1pt 1pt" style:text-underline-style="none" fo:font-weight="normal" style:font-name-asian="Antonio1" style:font-size-asian="20pt" style:font-style-asian="normal" style:font-weight-asian="normal" style:font-name-complex="Antonio1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2" fo:font-size="10.5pt" fo:letter-spacing="normal" fo:font-style="normal" style:text-underline-style="none" fo:font-weight="bold" style:font-name-asian="Arial3" style:font-size-asian="10.5pt" style:font-style-asian="normal" style:font-weight-asian="bold" style:font-name-complex="Arial3" style:font-size-complex="10.5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2" fo:font-size="10.5pt" fo:letter-spacing="normal" fo:font-style="normal" style:text-underline-style="none" fo:font-weight="normal" style:font-name-asian="Arial3" style:font-size-asian="10.5pt" style:font-style-asian="normal" style:font-weight-asian="normal" style:font-name-complex="Arial3" style:font-size-complex="10.5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2" fo:font-size="12pt" fo:letter-spacing="normal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Calibri2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EmojiOne Color2" fo:font-size="20pt" fo:font-style="normal" fo:text-shadow="none" style:text-underline-style="none" fo:font-weight="normal" style:font-name-asian="EmojiOne Color2" style:font-size-asian="20pt" style:font-style-asian="normal" style:font-weight-asian="normal" style:font-name-complex="EmojiOne Color2" style:font-size-complex="20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style:text-outline="false" style:text-line-through-style="none" style:text-line-through-type="none" style:font-name="Calibri2" fo:font-size="12pt" fo:letter-spacing="normal" fo:font-style="normal" fo:text-shadow="none" style:text-underline-style="none" fo:font-weight="bold" style:letter-kerning="true" style:font-name-asian="Arial3" style:font-size-asian="12pt" style:font-style-asian="normal" style:font-weight-asian="bold" style:font-name-complex="Arial3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2" fo:font-size="12pt" fo:letter-spacing="normal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style:text-line-through-type="none" style:font-name="Calibri Light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Calibri Light1" fo:font-size="11pt" fo:letter-spacing="normal" fo:font-style="normal" style:text-underline-style="none" fo:font-weight="250" style:font-size-asian="11pt" style:font-style-asian="normal" style:font-weight-asian="bold" style:font-size-complex="11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Calibri Light1" fo:font-size="11pt" fo:letter-spacing="normal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Lucida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libri Light1" fo:font-size="11pt" fo:letter-spacing="normal" fo:font-style="normal" fo:text-shadow="none" style:text-underline-style="none" fo:font-weight="bold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style:text-line-through-type="none" style:font-name="Calibri Light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style:font-name="Calibri Light1" fo:font-size="11pt" fo:letter-spacing="normal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Calibri Light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ntonio1" fo:font-size="14pt" fo:letter-spacing="normal" fo:font-style="normal" style:text-underline-style="none" fo:font-weight="normal" style:font-name-asian="Antonio1" style:font-size-asian="20pt" style:font-style-asian="normal" style:font-weight-asian="normal" style:font-name-complex="Antonio1" style:font-size-complex="20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super 58%" style:font-name="Antonio1" fo:font-size="14pt" fo:letter-spacing="normal" fo:font-style="normal" style:text-underline-style="none" fo:font-weight="normal" style:font-name-asian="Antonio1" style:font-size-asian="20pt" style:font-style-asian="normal" style:font-weight-asian="normal" style:font-name-complex="Antonio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2f2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custom-shape draw:name="ZoneTexte 6" draw:style-name="gr1" draw:text-style-name="P2" draw:layer="layout" svg:width="4.438cm" svg:height="1.057cm" svg:x="2.477cm" svg:y="4.372cm">
          <text:p text:style-name="P1"><text:span text:style-name="T1">Jamel Bailleul</text:span></text:p>
          <draw:enhanced-geometry svg:viewBox="0 0 21600 21600" draw:type="rectangle" draw:enhanced-path="M 0 0 L 21600 0 21600 21600 0 21600 0 0 Z N"/>
        </draw:custom-shape>
        <draw:custom-shape draw:name="ZoneTexte 11" draw:style-name="gr2" draw:text-style-name="P4" draw:layer="layout" svg:width="8.512cm" svg:height="1.204cm" svg:x="1.384cm" svg:y="1.8cm">
          <text:p text:style-name="P3"><text:span text:style-name="T2">Stage en informatique</text:span></text:p>
          <draw:enhanced-geometry svg:viewBox="0 0 21600 21600" draw:type="rectangle" draw:enhanced-path="M 0 0 L 21600 0 21600 21600 0 21600 0 0 Z N"/>
        </draw:custom-shape>
        <draw:custom-shape draw:name="TextBox 32" draw:style-name="gr3" draw:text-style-name="P5" draw:layer="layout" svg:width="4.312cm" svg:height="0.445cm" svg:x="11.683cm" svg:y="5.609cm">
          <text:p text:style-name="P3"><text:span text:style-name="T3">Téléphone :</text:span><text:span text:style-name="T4"> 06 03 77 53 29</text:span></text:p>
          <draw:enhanced-geometry svg:viewBox="0 0 21600 21600" draw:type="rectangle" draw:enhanced-path="M 0 0 L 21600 0 21600 21600 0 21600 0 0 Z N"/>
        </draw:custom-shape>
        <draw:custom-shape draw:name="TextBox 35" draw:style-name="gr4" draw:text-style-name="P6" draw:layer="layout" svg:width="6cm" svg:height="0.508cm" svg:x="11.651cm" svg:y="7.838cm">
          <text:p text:style-name="P3"><text:span text:style-name="T5">Email :</text:span><text:span text:style-name="T6"> jamel.bailleul@outlook.f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name="TextBox 38" draw:style-name="gr5" draw:text-style-name="P7" draw:layer="layout" svg:width="4.836cm" svg:height="0.848cm" svg:x="11.422cm" svg:y="4.2cm">
          <text:p><text:span text:style-name="T7">☎ </text:span><text:span text:style-name="T8">Contact</text:span></text:p>
          <draw:enhanced-geometry svg:viewBox="0 0 21600 21600" draw:type="rectangle" draw:enhanced-path="M 0 0 L 21600 0 21600 21600 0 21600 0 0 Z N"/>
        </draw:custom-shape>
        <draw:custom-shape draw:name="TextBox 40" draw:style-name="gr6" draw:text-style-name="P8" draw:layer="layout" svg:width="6.349cm" svg:height="1.015cm" svg:x="11.651cm" svg:y="6.623cm">
          <text:p text:style-name="P3"><text:span text:style-name="T9">Adresse : </text:span><text:span text:style-name="T10">11 Boulevard de la plaine, </text:span><text:span text:style-name="T6">Grenay</text:span></text:p>
          <draw:enhanced-geometry svg:viewBox="0 0 21600 21600" draw:type="rectangle" draw:enhanced-path="M 0 0 L 21600 0 21600 21600 0 21600 0 0 Z N"/>
        </draw:custom-shape>
        <draw:line draw:name="Connecteur droit 39" draw:style-name="gr7" draw:text-style-name="P9" draw:layer="layout" svg:x1="8.681cm" svg:y1="14.708cm" svg:x2="8.681cm" svg:y2="17cm">
          <text:p/>
        </draw:line>
        <draw:custom-shape draw:name="Oval 63" draw:style-name="gr8" draw:text-style-name="P10" draw:layer="layout" svg:width="0.249cm" svg:height="0.249cm" svg:x="8.55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43" draw:style-name="gr9" draw:text-style-name="P11" draw:layer="layout" svg:width="9.544cm" svg:height="0.927cm" svg:x="8.556cm" svg:y="13.2cm">
          <text:p text:style-name="P3"><text:span text:style-name="T1">EXPÉRIENCE PROFESSIONNELLE</text:span></text:p>
          <draw:enhanced-geometry svg:viewBox="0 0 21600 21600" draw:type="rectangle" draw:enhanced-path="M 0 0 L 21600 0 21600 21600 0 21600 0 0 Z N"/>
        </draw:custom-shape>
        <draw:custom-shape draw:name="Rectangle 44" draw:style-name="gr10" draw:text-style-name="P5" draw:layer="layout" svg:width="11.436cm" svg:height="1.646cm" svg:x="9.52cm" svg:y="14.6cm">
          <text:p text:style-name="P3"><text:span text:style-name="T11">2016- 2020 Stages| SECRE Énergie</text:span></text:p>
          <text:p text:style-name="P3"><text:span text:style-name="T12">Installation et configuration de système électrique dans le</text:span></text:p>
          <text:p text:style-name="P3"><text:span text:style-name="T12">Tertiaire.</text:span></text:p>
          <draw:enhanced-geometry svg:viewBox="0 0 21600 21600" draw:type="rectangle" draw:enhanced-path="M 0 0 L 21600 0 21600 21600 0 21600 0 0 Z N"/>
        </draw:custom-shape>
        <draw:line draw:name="Connecteur droit 48" draw:style-name="gr7" draw:text-style-name="P9" draw:layer="layout" svg:x1="0.924cm" svg:y1="10.952cm" svg:x2="0.924cm" svg:y2="17.899cm">
          <text:p/>
        </draw:line>
        <draw:custom-shape draw:name="Oval 63" draw:style-name="gr11" draw:text-style-name="P10" draw:layer="layout" svg:width="0.249cm" svg:height="0.249cm" svg:x="0.8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51" draw:style-name="gr12" draw:text-style-name="P5" draw:layer="layout" svg:width="3.863cm" svg:height="0.927cm" svg:x="0.967cm" svg:y="9.2cm">
          <text:p text:style-name="P3"><text:span text:style-name="T1">FORMATION</text:span></text:p>
          <draw:enhanced-geometry svg:viewBox="0 0 21600 21600" draw:type="rectangle" draw:enhanced-path="M 0 0 L 21600 0 21600 21600 0 21600 0 0 Z N"/>
        </draw:custom-shape>
        <draw:custom-shape draw:name="object 108" draw:style-name="gr6" draw:text-style-name="P13" draw:layer="layout" svg:width="5.295cm" svg:height="7.441cm" svg:x="1.493cm" svg:y="10.628cm">
          <text:p text:style-name="P12"><text:span text:style-name="T13">2020-En BTS SNIR </text:span></text:p>
          <text:p text:style-name="P12"><text:span text:style-name="T14">(Système Numériques Option A- Informatique et Réseaux)</text:span></text:p>
          <text:p text:style-name="P12"><text:span text:style-name="T15">Actuellement en BTS SNIR au lycée Andrés Malraux</text:span></text:p>
          <text:p text:style-name="P12"><text:span text:style-name="T16"/></text:p>
          <text:p text:style-name="P3"><text:span text:style-name="T11">2020-Bac Pro MELEC</text:span></text:p>
          <text:p text:style-name="P3"><text:span text:style-name="T11">(Métiers de l'</text:span><text:span text:style-name="T17">É</text:span><text:span text:style-name="T11">lectricité et de ses Environnements Connectés)</text:span></text:p>
          <text:p text:style-name="P3"><text:span text:style-name="T15">Obtenu au Lycée Henri Darras de Lievin</text:span></text:p>
          <text:p text:style-name="P3"><text:span text:style-name="T16"/></text:p>
          <text:p text:style-name="P12"><text:span text:style-name="T11">2016-Obtention du Brevet des collèges</text:span></text:p>
          <text:p text:style-name="P3"><text:span text:style-name="T15">Au collèges Langevin Wallon de Grenay</text:span></text:p>
          <draw:enhanced-geometry svg:viewBox="0 0 21600 21600" draw:type="rectangle" draw:enhanced-path="M 0 0 L 21600 0 21600 21600 0 21600 0 0 Z N"/>
        </draw:custom-shape>
        <draw:custom-shape draw:name="Oval 62" draw:style-name="gr11" draw:text-style-name="P10" draw:layer="layout" svg:width="0.249cm" svg:height="0.249cm" svg:x="0.8cm" svg:y="1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Placeholder 9" draw:style-name="gr13" draw:text-style-name="P13" draw:layer="layout" svg:width="5.258cm" svg:height="0.765cm" svg:x="0.956cm" svg:y="19.041cm">
          <text:p text:style-name="P14"><text:span text:style-name="T1">Acquis</text:span></text:p>
          <draw:enhanced-geometry svg:viewBox="0 0 21600 21600" draw:type="rectangle" draw:enhanced-path="M 0 0 L 21600 0 21600 21600 0 21600 0 0 Z N"/>
        </draw:custom-shape>
        <draw:custom-shape draw:name="Text Placeholder 40" draw:style-name="gr14" draw:text-style-name="P16" draw:layer="layout" svg:width="3.647cm" svg:height="3.676cm" svg:x="1.558cm" svg:y="20.111cm">
          <text:p text:style-name="P15"><text:span text:style-name="T18">C++</text:span></text:p>
          <text:p text:style-name="P15"><text:span text:style-name="T18">Shell</text:span></text:p>
          <text:p text:style-name="P15"><text:span text:style-name="T18">HTML/CSS/JS</text:span></text:p>
          <text:p text:style-name="P15"><text:span text:style-name="T18"/></text:p>
          <draw:enhanced-geometry svg:viewBox="0 0 21600 21600" draw:type="rectangle" draw:enhanced-path="M 0 0 L 21600 0 21600 21600 0 21600 0 0 Z N"/>
        </draw:custom-shape>
        <draw:custom-shape draw:name="Oval 477" draw:style-name="gr15" draw:text-style-name="P17" draw:layer="layout" svg:width="0.422cm" svg:height="0.422cm" svg:x="5.206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8" draw:style-name="gr15" draw:text-style-name="P17" draw:layer="layout" svg:width="0.422cm" svg:height="0.422cm" svg:x="5.63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9" draw:style-name="gr15" draw:text-style-name="P17" draw:layer="layout" svg:width="0.422cm" svg:height="0.422cm" svg:x="6.053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0" draw:style-name="gr15" draw:text-style-name="P17" draw:layer="layout" svg:width="0.422cm" svg:height="0.422cm" svg:x="6.476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2" draw:style-name="gr16" draw:text-style-name="P18" draw:layer="layout" svg:width="0.422cm" svg:height="0.422cm" svg:x="7.323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3" draw:style-name="gr16" draw:text-style-name="P18" draw:layer="layout" svg:width="0.422cm" svg:height="0.422cm" svg:x="7.746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4" draw:style-name="gr16" draw:text-style-name="P18" draw:layer="layout" svg:width="0.422cm" svg:height="0.422cm" svg:x="8.17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5" draw:style-name="gr15" draw:text-style-name="P17" draw:layer="layout" svg:width="0.422cm" svg:height="0.422cm" svg:x="5.206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6" draw:style-name="gr15" draw:text-style-name="P17" draw:layer="layout" svg:width="0.422cm" svg:height="0.422cm" svg:x="5.63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7" draw:style-name="gr15" draw:text-style-name="P17" draw:layer="layout" svg:width="0.422cm" svg:height="0.422cm" svg:x="6.053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9" draw:style-name="gr16" draw:text-style-name="P18" draw:layer="layout" svg:width="0.422cm" svg:height="0.422cm" svg:x="6.9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0" draw:style-name="gr16" draw:text-style-name="P18" draw:layer="layout" svg:width="0.422cm" svg:height="0.422cm" svg:x="7.323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1" draw:style-name="gr16" draw:text-style-name="P18" draw:layer="layout" svg:width="0.422cm" svg:height="0.422cm" svg:x="7.746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2" draw:style-name="gr16" draw:text-style-name="P18" draw:layer="layout" svg:width="0.422cm" svg:height="0.422cm" svg:x="8.17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3" draw:style-name="gr15" draw:text-style-name="P17" draw:layer="layout" svg:width="0.422cm" svg:height="0.422cm" svg:x="5.206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4" draw:style-name="gr15" draw:text-style-name="P17" draw:layer="layout" svg:width="0.422cm" svg:height="0.422cm" svg:x="5.63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5" draw:style-name="gr15" draw:text-style-name="P17" draw:layer="layout" svg:width="0.422cm" svg:height="0.422cm" svg:x="6.053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6" draw:style-name="gr15" draw:text-style-name="P17" draw:layer="layout" svg:width="0.422cm" svg:height="0.422cm" svg:x="6.476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8" draw:style-name="gr16" draw:text-style-name="P18" draw:layer="layout" svg:width="0.422cm" svg:height="0.422cm" svg:x="7.323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9" draw:style-name="gr16" draw:text-style-name="P18" draw:layer="layout" svg:width="0.422cm" svg:height="0.422cm" svg:x="7.746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0" draw:style-name="gr16" draw:text-style-name="P18" draw:layer="layout" svg:width="0.422cm" svg:height="0.422cm" svg:x="8.17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116" draw:style-name="gr17" draw:text-style-name="P19" draw:layer="layout" svg:x1="0.956cm" svg:y1="20.511cm" svg:x2="0.956cm" svg:y2="23.33cm">
          <text:p/>
        </draw:line>
        <draw:custom-shape draw:name="Oval 63" draw:style-name="gr11" draw:text-style-name="P10" draw:layer="layout" svg:width="0.249cm" svg:height="0.249cm" svg:x="0.822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0.822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0.831cm" svg:y="2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Placeholder 9" draw:style-name="gr18" draw:text-style-name="P20" draw:layer="layout" svg:width="7.312cm" svg:height="0.765cm" svg:x="12.297cm" svg:y="19.035cm">
          <text:p text:style-name="P14"><text:span text:style-name="T1">Maîtrise des Langues</text:span></text:p>
          <draw:enhanced-geometry svg:viewBox="0 0 21600 21600" draw:type="rectangle" draw:enhanced-path="M 0 0 L 21600 0 21600 21600 0 21600 0 0 Z N"/>
        </draw:custom-shape>
        <draw:custom-shape draw:name="Oval 477" draw:style-name="gr15" draw:text-style-name="P17" draw:layer="layout" svg:width="0.422cm" svg:height="0.422cm" svg:x="15.937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8" draw:style-name="gr15" draw:text-style-name="P17" draw:layer="layout" svg:width="0.422cm" svg:height="0.422cm" svg:x="16.36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9" draw:style-name="gr15" draw:text-style-name="P17" draw:layer="layout" svg:width="0.422cm" svg:height="0.422cm" svg:x="16.784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0" draw:style-name="gr15" draw:text-style-name="P17" draw:layer="layout" svg:width="0.422cm" svg:height="0.422cm" svg:x="17.207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1" draw:style-name="gr16" draw:text-style-name="P18" draw:layer="layout" svg:width="0.422cm" svg:height="0.422cm" svg:x="17.63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2" draw:style-name="gr16" draw:text-style-name="P18" draw:layer="layout" svg:width="0.422cm" svg:height="0.422cm" svg:x="18.054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3" draw:style-name="gr16" draw:text-style-name="P18" draw:layer="layout" svg:width="0.422cm" svg:height="0.422cm" svg:x="18.477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4" draw:style-name="gr16" draw:text-style-name="P18" draw:layer="layout" svg:width="0.422cm" svg:height="0.422cm" svg:x="18.9cm" svg:y="2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5" draw:style-name="gr15" draw:text-style-name="P17" draw:layer="layout" svg:width="0.422cm" svg:height="0.422cm" svg:x="15.937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6" draw:style-name="gr16" draw:text-style-name="P18" draw:layer="layout" svg:width="0.422cm" svg:height="0.422cm" svg:x="16.36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7" draw:style-name="gr16" draw:text-style-name="P18" draw:layer="layout" svg:width="0.422cm" svg:height="0.422cm" svg:x="16.784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8" draw:style-name="gr16" draw:text-style-name="P18" draw:layer="layout" svg:width="0.422cm" svg:height="0.422cm" svg:x="17.207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9" draw:style-name="gr16" draw:text-style-name="P18" draw:layer="layout" svg:width="0.422cm" svg:height="0.422cm" svg:x="17.63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0" draw:style-name="gr16" draw:text-style-name="P18" draw:layer="layout" svg:width="0.422cm" svg:height="0.422cm" svg:x="18.054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1" draw:style-name="gr16" draw:text-style-name="P18" draw:layer="layout" svg:width="0.422cm" svg:height="0.422cm" svg:x="18.477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2" draw:style-name="gr16" draw:text-style-name="P18" draw:layer="layout" svg:width="0.422cm" svg:height="0.422cm" svg:x="18.9cm" svg:y="2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Placeholder 40" draw:style-name="gr19" draw:text-style-name="P16" draw:layer="layout" svg:width="3.647cm" svg:height="2.692cm" svg:x="12.252cm" svg:y="20.073cm">
          <text:p text:style-name="P15"><text:span text:style-name="T18">Anglais</text:span></text:p>
          <text:p text:style-name="P15"><text:span text:style-name="T18">Espagnol</text:span></text:p>
          <text:p text:style-name="P15"><text:span text:style-name="T18"/></text:p>
          <draw:enhanced-geometry svg:viewBox="0 0 21600 21600" draw:type="rectangle" draw:enhanced-path="M 0 0 L 21600 0 21600 21600 0 21600 0 0 Z N"/>
        </draw:custom-shape>
        <draw:line draw:name="Connecteur droit 147" draw:style-name="gr7" draw:text-style-name="P9" draw:layer="layout" svg:x1="11.48cm" svg:y1="20.59cm" svg:x2="11.48cm" svg:y2="22.73cm">
          <text:p/>
        </draw:line>
        <draw:custom-shape draw:name="Oval 63" draw:style-name="gr8" draw:text-style-name="P10" draw:layer="layout" svg:width="0.249cm" svg:height="0.249cm" svg:x="11.368cm" svg:y="2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8" draw:text-style-name="P10" draw:layer="layout" svg:width="0.249cm" svg:height="0.249cm" svg:x="11.36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Placeholder 9" draw:style-name="gr13" draw:text-style-name="P13" draw:layer="layout" svg:width="5.258cm" svg:height="0.765cm" svg:x="0.946cm" svg:y="24.233cm">
          <text:p text:style-name="P14"><text:span text:style-name="T1">Personnalité</text:span></text:p>
          <draw:enhanced-geometry svg:viewBox="0 0 21600 21600" draw:type="rectangle" draw:enhanced-path="M 0 0 L 21600 0 21600 21600 0 21600 0 0 Z N"/>
        </draw:custom-shape>
        <draw:custom-shape draw:name="Text Placeholder 40" draw:style-name="gr20" draw:text-style-name="P16" draw:layer="layout" svg:width="3.647cm" svg:height="2.471cm" svg:x="1.548cm" svg:y="25.303cm">
          <text:p text:style-name="P15"><text:span text:style-name="T18">Créatif</text:span></text:p>
          <text:p text:style-name="P15"><text:span text:style-name="T18">Ponctuel</text:span></text:p>
          <text:p text:style-name="P15"><text:span text:style-name="T18">Calme/Sérieux</text:span></text:p>
          <text:p text:style-name="P15"><text:span text:style-name="T18"/></text:p>
          <draw:enhanced-geometry svg:viewBox="0 0 21600 21600" draw:type="rectangle" draw:enhanced-path="M 0 0 L 21600 0 21600 21600 0 21600 0 0 Z N"/>
        </draw:custom-shape>
        <draw:custom-shape draw:name="Oval 477" draw:style-name="gr21" draw:text-style-name="P17" draw:layer="layout" svg:width="0.422cm" svg:height="0.422cm" svg:x="5.196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8" draw:style-name="gr21" draw:text-style-name="P17" draw:layer="layout" svg:width="0.422cm" svg:height="0.422cm" svg:x="5.62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9" draw:style-name="gr21" draw:text-style-name="P17" draw:layer="layout" svg:width="0.422cm" svg:height="0.422cm" svg:x="6.043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0" draw:style-name="gr21" draw:text-style-name="P17" draw:layer="layout" svg:width="0.422cm" svg:height="0.422cm" svg:x="6.466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1" draw:style-name="gr21" draw:text-style-name="P17" draw:layer="layout" svg:width="0.422cm" svg:height="0.422cm" svg:x="6.89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2" draw:style-name="gr21" draw:text-style-name="P17" draw:layer="layout" svg:width="0.422cm" svg:height="0.422cm" svg:x="7.313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3" draw:style-name="gr22" draw:text-style-name="P18" draw:layer="layout" svg:width="0.422cm" svg:height="0.422cm" svg:x="7.736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4" draw:style-name="gr22" draw:text-style-name="P18" draw:layer="layout" svg:width="0.422cm" svg:height="0.422cm" svg:x="8.16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5" draw:style-name="gr21" draw:text-style-name="P17" draw:layer="layout" svg:width="0.422cm" svg:height="0.422cm" svg:x="5.196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6" draw:style-name="gr21" draw:text-style-name="P17" draw:layer="layout" svg:width="0.422cm" svg:height="0.422cm" svg:x="5.62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7" draw:style-name="gr21" draw:text-style-name="P17" draw:layer="layout" svg:width="0.422cm" svg:height="0.422cm" svg:x="6.043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8" draw:style-name="gr21" draw:text-style-name="P17" draw:layer="layout" svg:width="0.422cm" svg:height="0.422cm" svg:x="6.466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9" draw:style-name="gr21" draw:text-style-name="P17" draw:layer="layout" svg:width="0.422cm" svg:height="0.422cm" svg:x="6.89cm" svg:y="2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1" draw:style-name="gr22" draw:text-style-name="P18" draw:layer="layout" svg:width="0.422cm" svg:height="0.422cm" svg:x="7.736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2" draw:style-name="gr22" draw:text-style-name="P18" draw:layer="layout" svg:width="0.422cm" svg:height="0.422cm" svg:x="8.16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3" draw:style-name="gr21" draw:text-style-name="P17" draw:layer="layout" svg:width="0.422cm" svg:height="0.422cm" svg:x="5.196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4" draw:style-name="gr21" draw:text-style-name="P17" draw:layer="layout" svg:width="0.422cm" svg:height="0.422cm" svg:x="5.62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5" draw:style-name="gr21" draw:text-style-name="P17" draw:layer="layout" svg:width="0.422cm" svg:height="0.422cm" svg:x="6.043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6" draw:style-name="gr21" draw:text-style-name="P17" draw:layer="layout" svg:width="0.422cm" svg:height="0.422cm" svg:x="6.466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7" draw:style-name="gr21" draw:text-style-name="P17" draw:layer="layout" svg:width="0.422cm" svg:height="0.422cm" svg:x="6.89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8" draw:style-name="gr21" draw:text-style-name="P17" draw:layer="layout" svg:width="0.422cm" svg:height="0.422cm" svg:x="7.313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9" draw:style-name="gr22" draw:text-style-name="P18" draw:layer="layout" svg:width="0.422cm" svg:height="0.422cm" svg:x="7.736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0" draw:style-name="gr22" draw:text-style-name="P18" draw:layer="layout" svg:width="0.422cm" svg:height="0.422cm" svg:x="8.16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185" draw:style-name="gr17" draw:text-style-name="P19" draw:layer="layout" svg:x1="0.946cm" svg:y1="25.651cm" svg:x2="0.946cm" svg:y2="27.775cm">
          <text:p/>
        </draw:line>
        <draw:custom-shape draw:name="Oval 63" draw:style-name="gr11" draw:text-style-name="P10" draw:layer="layout" svg:width="0.249cm" svg:height="0.249cm" svg:x="0.812cm" svg:y="25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0.812cm" svg:y="2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0.821cm" svg:y="2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Placeholder 9" draw:style-name="gr23" draw:text-style-name="P20" draw:layer="layout" svg:width="5.258cm" svg:height="0.765cm" svg:x="12.297cm" svg:y="23.916cm">
          <text:p text:style-name="P14"><text:span text:style-name="T1">Hobbies</text:span></text:p>
          <draw:enhanced-geometry svg:viewBox="0 0 21600 21600" draw:type="rectangle" draw:enhanced-path="M 0 0 L 21600 0 21600 21600 0 21600 0 0 Z N"/>
        </draw:custom-shape>
        <draw:custom-shape draw:name="Rectangle 12" draw:style-name="gr24" draw:text-style-name="P13" draw:layer="layout" svg:width="4.578cm" svg:height="3.041cm" svg:x="12.031cm" svg:y="25.159cm">
          <text:p text:style-name="P3"><text:span text:style-name="T15">Jeux Vidéo</text:span></text:p>
          <text:p text:style-name="P3"><text:span text:style-name="T15"/></text:p>
          <text:p text:style-name="P3"><text:span text:style-name="T15">Musique</text:span></text:p>
          <text:p text:style-name="P3"><text:span text:style-name="T15"/></text:p>
          <text:p text:style-name="P3"><text:span text:style-name="T15">Dessin</text:span></text:p>
          <text:p text:style-name="P3"><text:span text:style-name="T15"/></text:p>
          <draw:enhanced-geometry svg:viewBox="0 0 21600 21600" draw:type="rectangle" draw:enhanced-path="M 0 0 L 21600 0 21600 21600 0 21600 0 0 Z N"/>
        </draw:custom-shape>
        <draw:line draw:name="Connecteur droit 201" draw:style-name="gr25" draw:text-style-name="P21" draw:layer="layout" svg:x1="10.809cm" svg:y1="19.33cm" svg:x2="10.809cm" svg:y2="27.869cm">
          <text:p/>
        </draw:line>
        <draw:custom-shape draw:name="Oval 63" draw:style-name="gr11" draw:text-style-name="P10" draw:layer="layout" svg:width="0.249cm" svg:height="0.249cm" svg:x="0.83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39" draw:style-name="gr7" draw:text-style-name="P9" draw:layer="layout" svg:x1="8.756cm" svg:y1="11.2cm" svg:x2="8.756cm" svg:y2="12.8cm">
          <text:p/>
        </draw:line>
        <draw:custom-shape draw:name="ZoneTexte 43" draw:style-name="gr26" draw:text-style-name="P22" draw:layer="layout" svg:width="6.319cm" svg:height="0.927cm" svg:x="10.4cm" svg:y="9.757cm">
          <text:p text:style-name="P3"><text:span text:style-name="T1">Moyen de transports</text:span></text:p>
          <draw:enhanced-geometry svg:viewBox="0 0 21600 21600" draw:type="rectangle" draw:enhanced-path="M 0 0 L 21600 0 21600 21600 0 21600 0 0 Z N"/>
        </draw:custom-shape>
        <draw:custom-shape draw:name="Oval 63" draw:style-name="gr11" draw:text-style-name="P10" draw:layer="layout" svg:width="0.249cm" svg:height="0.249cm" svg:x="8.6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4" draw:style-name="gr27" draw:text-style-name="P5" draw:layer="layout" svg:width="11.436cm" svg:height="0.716cm" svg:x="9.06cm" svg:y="10.684cm">
          <text:p text:style-name="P3"><text:span text:style-name="T11">Bus | Train</text:span></text:p>
          <draw:enhanced-geometry svg:viewBox="0 0 21600 21600" draw:type="rectangle" draw:enhanced-path="M 0 0 L 21600 0 21600 21600 0 21600 0 0 Z N"/>
        </draw:custom-shape>
        <draw:line draw:name="Connecteur droit 185" draw:style-name="gr17" draw:text-style-name="P19" draw:layer="layout" svg:x1="11.543cm" svg:y1="25.479cm" svg:x2="11.543cm" svg:y2="27.603cm">
          <text:p/>
        </draw:line>
        <draw:custom-shape draw:name="Oval 63" draw:style-name="gr11" draw:text-style-name="P10" draw:layer="layout" svg:width="0.249cm" svg:height="0.249cm" svg:x="11.409cm" svg:y="2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11.409cm" svg:y="2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11.418cm" svg:y="27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185" draw:style-name="gr25" draw:text-style-name="P21" draw:layer="layout" svg:x1="11.402cm" svg:y1="5.927cm" svg:x2="11.402cm" svg:y2="8.4cm">
          <text:p/>
        </draw:line>
        <draw:custom-shape draw:name="Oval 63" draw:style-name="gr11" draw:text-style-name="P10" draw:layer="layout" svg:width="0.249cm" svg:height="0.249cm" svg:x="11.251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11.251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11" draw:text-style-name="P10" draw:layer="layout" svg:width="0.249cm" svg:height="0.249cm" svg:x="11.26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Connecteur droit 201" draw:style-name="gr28" draw:text-style-name="P21" draw:layer="layout" svg:x1="19.209cm" svg:y1="18.73cm" svg:x2="1.409cm" svg:y2="18.73cm">
          <text:p/>
        </draw:line>
        <draw:custom-shape draw:name="ZoneTexte 6" draw:style-name="gr29" draw:text-style-name="P23" draw:layer="layout" svg:width="8.011cm" svg:height="1.565cm" svg:x="1cm" svg:y="6.6cm">
          <text:p text:style-name="P3"><text:span text:style-name="T19">Etudiant en 1</text:span><text:span text:style-name="T20">ère</text:span><text:span text:style-name="T19"> année de BTS</text:span></text:p>
          <text:p text:style-name="P3"><text:span text:style-name="T19">Informatique et Réseaux</text:span></text:p>
          <draw:enhanced-geometry svg:viewBox="0 0 21600 21600" draw:type="rectangle" draw:enhanced-path="M 0 0 L 21600 0 21600 21600 0 21600 0 0 Z N"/>
        </draw:custom-shape>
        <draw:custom-shape draw:name="Oval 489" draw:style-name="gr21" draw:text-style-name="P17" draw:layer="layout" svg:width="0.422cm" svg:height="0.422cm" svg:x="7.312cm" svg:y="2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7" draw:style-name="gr30" draw:text-style-name="P17" draw:layer="layout" svg:width="0.422cm" svg:height="0.422cm" svg:x="6.475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6" draw:style-name="gr31" draw:text-style-name="P24" draw:layer="layout" svg:width="0.422cm" svg:height="0.422cm" svg:x="6.898cm" svg:y="2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0" draw:style-name="gr30" draw:text-style-name="P17" draw:layer="layout" svg:width="0.422cm" svg:height="0.422cm" svg:x="6.898cm" svg:y="2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ntonio1" svg:font-family="Antonio"/>
    <style:font-face style:name="Arial3" svg:font-family="Arial"/>
    <style:font-face style:name="Calibri2" svg:font-family="Calibri"/>
    <style:font-face style:name="Calibri Light1" svg:font-family="'Calibri Light'"/>
    <style:font-face style:name="EmojiOne Color" svg:font-family="'EmojiOne Color'"/>
    <style:font-face style:name="EmojiOne Color2" svg:font-family="'EmojiOne Color'" style:font-adornments="Regular"/>
    <style:font-face style:name="Calibri" svg:font-family="Calibri" style:font-family-generic="swiss"/>
    <style:font-face style:name="Antonio" svg:font-family="Antonio" style:font-pitch="variable"/>
    <style:font-face style:name="Arial2" svg:font-family="Arial" style:font-pitch="variable"/>
    <style:font-face style:name="Calibri3" svg:font-family="Calibri" style:font-pitch="variable"/>
    <style:font-face style:name="Calibri Light" svg:font-family="'Calibri Light'" style:font-pitch="variable"/>
    <style:font-face style:name="EmojiOne Color1" svg:font-family="'EmojiOne Color'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808080" draw:marker-start-width="0.2cm" draw:marker-start-center="false" draw:marker-end-width="0.2cm" draw:marker-end-center="false" draw:fill="solid" draw:fill-color="#ff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2" fo:font-family="Calibri" fo:font-size="23.2000007629395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3.2000007629395pt" style:language-asian="fr" style:country-asian="FR" style:font-style-asian="normal" style:font-weight-asian="normal" style:font-name-complex="Lucida Sans1" style:font-family-complex="'Lucida Sans'" style:font-family-generic-complex="system" style:font-pitch-complex="variable" style:font-size-complex="23.200000762939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2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2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2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4.95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9.601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49.5999984741211pt" fo:letter-spacing="normal" fo:font-style="normal" style:text-underline-style="none" fo:font-weight="normal" style:font-size-asian="49.5999984741211pt" style:font-style-asian="normal" style:font-weight-asian="normal" style:font-size-complex="49.5999984741211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2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6" draw:layer="backgroundobjects" svg:width="17.848cm" svg:height="10.339cm" svg:x="1.575cm" svg:y="4.861cm" presentation:class="title" presentation:user-transformed="true">
        <draw:text-box>
          <text:p text:style-name="MP5"><text:span text:style-name="MT2">Cliquez pour éditer le format du texte-titreCliquez et modifiez le titre</text:span></text:p>
        </draw:text-box>
      </draw:frame>
      <draw:frame draw:name="Date Placeholder 3" presentation:style-name="Mpr2" draw:text-style-name="MP8" draw:layer="backgroundobjects" svg:width="4.724cm" svg:height="1.58cm" svg:x="1.444cm" svg:y="27.527cm" presentation:class="date-time" presentation:user-transformed="true">
        <draw:text-box>
          <text:p text:style-name="MP7"><text:span text:style-name="MT3"><text:date style:data-style-name="D1" text:date-value="2021-02-22">22/02/2021</text:date></text:span></text:p>
        </draw:text-box>
      </draw:frame>
      <draw:frame draw:name="Footer Placeholder 4" presentation:style-name="Mpr2" draw:text-style-name="MP9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4.724cm" svg:height="1.58cm" svg:x="14.831cm" svg:y="27.52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presentation:style-name="Standard-outline1" draw:layer="backgroundobjects" svg:width="18.898cm" svg:height="17.225cm" svg:x="1.049cm" svg:y="6.94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2-22T16:46:20.995000000</dc:date>
    <meta:generator>LibreOffice/6.4.7.2$Windows_X86_64 LibreOffice_project/639b8ac485750d5696d7590a72ef1b496725cfb5</meta:generator>
    <meta:editing-duration>PT2H23M25S</meta:editing-duration>
    <meta:editing-cycles>13</meta:editing-cycles>
    <meta:document-statistic meta:object-count="137"/>
  </office:meta>
</office:document-meta>
</file>